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D Digi Kyokasho N-R" svg:font-family="'UD Digi Kyokasho N-R'" style:font-pitch="variable"/>
  </office:font-face-decls>
  <office:automatic-styles>
    <style:style style:name="Table1" style:family="table">
      <style:table-properties style:width="6.9319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1.0604in"/>
    </style:style>
    <style:style style:name="Table1.B" style:family="table-column">
      <style:table-column-properties style:column-width="0.9417in"/>
    </style:style>
    <style:style style:name="Table1.C" style:family="table-column">
      <style:table-column-properties style:column-width="2.6833in"/>
    </style:style>
    <style:style style:name="Table1.D" style:family="table-column">
      <style:table-column-properties style:column-width="2.2465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201in" fo:border="0.05pt solid #000000" style:writing-mode="pag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8" style:family="table-row">
      <style:table-row-properties style:min-row-height="0.1in"/>
    </style:style>
    <style:style style:name="Table1.73" style:family="table-row">
      <style:table-row-properties style:min-row-height="0.3125in"/>
    </style:style>
    <style:style style:name="P1" style:family="paragraph" style:parent-style-name="Standard">
      <style:text-properties style:font-name="UD Digi Kyokasho N-R" fo:font-size="12pt" style:font-name-asian="UD Digi Kyokasho N-R" style:font-size-asian="12pt" style:font-size-complex="12pt"/>
    </style:style>
    <style:style style:name="P2" style:family="paragraph" style:parent-style-name="Standard">
      <style:text-properties style:font-name="UD Digi Kyokasho N-R" fo:font-size="12pt" officeooo:rsid="001b69de" officeooo:paragraph-rsid="001b69de" style:font-name-asian="UD Digi Kyokasho N-R" style:font-size-asian="12pt" style:font-size-complex="12pt"/>
    </style:style>
    <style:style style:name="P3" style:family="paragraph" style:parent-style-name="Table_20_Contents">
      <style:text-properties style:font-name="UD Digi Kyokasho N-R" fo:font-size="12pt" officeooo:rsid="00097277" officeooo:paragraph-rsid="00097277" style:font-name-asian="UD Digi Kyokasho N-R" style:font-size-asian="12pt" style:font-size-complex="12pt"/>
    </style:style>
    <style:style style:name="P4" style:family="paragraph" style:parent-style-name="Table_20_Contents">
      <style:text-properties style:font-name="UD Digi Kyokasho N-R" fo:font-size="12pt" officeooo:rsid="0013392d" officeooo:paragraph-rsid="0013392d" style:font-name-asian="UD Digi Kyokasho N-R" style:font-size-asian="12pt" style:font-size-complex="12pt"/>
    </style:style>
    <style:style style:name="P5" style:family="paragraph" style:parent-style-name="Table_20_Contents">
      <style:text-properties style:font-name="UD Digi Kyokasho N-R" fo:font-size="12pt" style:font-name-asian="UD Digi Kyokasho N-R" style:font-size-asian="12pt" style:font-size-complex="12pt"/>
    </style:style>
    <style:style style:name="P6" style:family="paragraph" style:parent-style-name="Table_20_Contents">
      <style:text-properties style:font-name="UD Digi Kyokasho N-R" fo:font-size="20pt" style:font-name-asian="UD Digi Kyokasho N-R" style:font-size-asian="20pt" style:font-size-complex="20pt"/>
    </style:style>
    <style:style style:name="P7" style:family="paragraph" style:parent-style-name="Table_20_Contents">
      <style:text-properties style:font-name="UD Digi Kyokasho N-R" fo:font-size="20pt" officeooo:paragraph-rsid="001fe172" style:font-name-asian="UD Digi Kyokasho N-R" style:font-size-asian="20pt" style:font-size-complex="20pt"/>
    </style:style>
    <style:style style:name="P8" style:family="paragraph" style:parent-style-name="Table_20_Contents">
      <style:text-properties style:font-name="UD Digi Kyokasho N-R" fo:font-size="20pt" officeooo:paragraph-rsid="0024f692" style:font-name-asian="UD Digi Kyokasho N-R" style:font-size-asian="20pt" style:font-size-complex="20pt"/>
    </style:style>
    <style:style style:name="P9" style:family="paragraph" style:parent-style-name="Table_20_Contents">
      <style:text-properties style:font-name="UD Digi Kyokasho N-R" fo:font-size="20pt" officeooo:paragraph-rsid="00334510" style:font-name-asian="UD Digi Kyokasho N-R" style:font-size-asian="20pt" style:font-size-complex="20pt"/>
    </style:style>
    <style:style style:name="P10" style:family="paragraph" style:parent-style-name="Table_20_Contents">
      <style:text-properties style:font-name="UD Digi Kyokasho N-R" fo:font-size="20pt" officeooo:paragraph-rsid="0035fb7b" style:font-name-asian="UD Digi Kyokasho N-R" style:font-size-asian="20pt" style:font-size-complex="20pt"/>
    </style:style>
    <style:style style:name="P11" style:family="paragraph" style:parent-style-name="Table_20_Contents">
      <style:text-properties style:font-name="UD Digi Kyokasho N-R" fo:font-size="20pt" officeooo:paragraph-rsid="0037a4e7" style:font-name-asian="UD Digi Kyokasho N-R" style:font-size-asian="17.5pt" style:font-size-complex="20pt"/>
    </style:style>
    <style:style style:name="P12" style:family="paragraph" style:parent-style-name="Table_20_Contents">
      <style:text-properties fo:font-variant="normal" fo:text-transform="none" style:font-name="UD Digi Kyokasho N-R" fo:font-size="20pt" style:font-name-asian="UD Digi Kyokasho N-R" style:font-size-asian="20pt" style:language-asian="zh" style:country-asian="CN" style:font-style-asian="normal" style:font-size-complex="20pt"/>
    </style:style>
    <style:style style:name="P13" style:family="paragraph" style:parent-style-name="Table_20_Contents">
      <style:text-properties fo:font-variant="normal" fo:text-transform="none" style:font-name="UD Digi Kyokasho N-R" fo:font-size="20pt" officeooo:paragraph-rsid="000ea11f" style:font-name-asian="UD Digi Kyokasho N-R" style:font-size-asian="20pt" style:language-asian="zh" style:country-asian="CN" style:font-style-asian="normal" style:font-size-complex="20pt"/>
    </style:style>
    <style:style style:name="P14" style:family="paragraph" style:parent-style-name="Table_20_Contents">
      <style:text-properties fo:font-size="20pt" style:font-name-asian="UD Digi Kyokasho N-R" style:font-size-asian="20pt" style:font-size-complex="20pt"/>
    </style:style>
    <style:style style:name="P15" style:family="paragraph" style:parent-style-name="Table_20_Contents">
      <style:text-properties fo:font-size="20pt" style:font-size-asian="20pt" style:font-size-complex="20pt"/>
    </style:style>
    <style:style style:name="P16" style:family="paragraph" style:parent-style-name="Heading_20_1">
      <style:text-properties style:font-name="UD Digi Kyokasho N-R" fo:font-size="20pt" style:font-name-asian="UD Digi Kyokasho N-R" style:font-size-asian="20pt" style:font-size-complex="20pt"/>
    </style:style>
    <style:style style:name="P17" style:family="paragraph" style:parent-style-name="Heading_20_1">
      <style:text-properties style:font-name="UD Digi Kyokasho N-R" fo:font-size="20pt" fo:font-weight="normal" style:font-name-asian="UD Digi Kyokasho N-R" style:font-size-asian="20pt" style:font-weight-asian="normal" style:font-size-complex="20pt" style:font-weight-complex="normal"/>
    </style:style>
    <style:style style:name="P18" style:family="paragraph" style:parent-style-name="Table_20_Contents" style:list-style-name="L1">
      <style:text-properties style:font-name="UD Digi Kyokasho N-R" fo:font-size="12pt" style:font-name-asian="UD Digi Kyokasho N-R" style:font-size-asian="12pt" style:font-size-complex="12pt"/>
    </style:style>
    <style:style style:name="P19" style:family="paragraph" style:parent-style-name="Table_20_Contents" style:list-style-name="L1">
      <style:text-properties style:font-name="UD Digi Kyokasho N-R" fo:font-size="12pt" officeooo:rsid="000cf0db" officeooo:paragraph-rsid="000cf0db" style:font-name-asian="UD Digi Kyokasho N-R" style:font-size-asian="12pt" style:font-size-complex="12pt"/>
    </style:style>
    <style:style style:name="P20" style:family="paragraph" style:parent-style-name="Table_20_Contents">
      <style:text-properties style:font-name="UD Digi Kyokasho N-R" fo:font-size="20pt" style:font-name-asian="UD Digi Kyokasho N-R" style:font-size-asian="20pt" style:font-size-complex="20pt"/>
    </style:style>
    <style:style style:name="P21" style:family="paragraph" style:parent-style-name="Table_20_Contents">
      <style:text-properties style:font-name="UD Digi Kyokasho N-R" fo:font-size="20pt" officeooo:paragraph-rsid="004232c6" style:font-name-asian="UD Digi Kyokasho N-R" style:font-size-asian="20pt" style:font-size-complex="20pt"/>
    </style:style>
    <style:style style:name="P22" style:family="paragraph" style:parent-style-name="Table_20_Contents">
      <style:text-properties style:font-name="UD Digi Kyokasho N-R" fo:font-size="20pt" officeooo:paragraph-rsid="00446957" style:font-name-asian="UD Digi Kyokasho N-R" style:font-size-asian="20pt" style:font-size-complex="20pt"/>
    </style:style>
    <style:style style:name="P23" style:family="paragraph" style:parent-style-name="Table_20_Contents">
      <style:text-properties style:font-name="UD Digi Kyokasho N-R" fo:font-size="20pt" style:font-name-asian="UD Digi Kyokasho N-R" style:font-size-asian="20pt" style:font-size-complex="20pt"/>
    </style:style>
    <style:style style:name="P24" style:family="paragraph" style:parent-style-name="Table_20_Contents">
      <style:text-properties fo:font-size="20pt" style:font-name-asian="UD Digi Kyokasho N-R" style:font-size-asian="20pt" style:font-size-complex="20pt"/>
    </style:style>
    <style:style style:name="T1" style:family="text">
      <style:text-properties style:font-name="UD Digi Kyokasho N-R"/>
    </style:style>
    <style:style style:name="T2" style:family="text">
      <style:text-properties style:font-name="UD Digi Kyokasho N-R" fo:font-size="20pt" style:font-name-asian="UD Digi Kyokasho N-R" style:font-size-asian="20pt" style:font-size-complex="20pt"/>
    </style:style>
    <style:style style:name="T3" style:family="text">
      <style:text-properties style:font-name="UD Digi Kyokasho N-R" style:font-name-asian="UD Digi Kyokasho N-R"/>
    </style:style>
    <style:style style:name="T4" style:family="text">
      <style:text-properties fo:font-size="20pt" style:font-name-asian="UD Digi Kyokasho N-R" style:font-size-asian="20pt" style:font-size-complex="20pt"/>
    </style:style>
    <style:style style:name="T5" style:family="text">
      <style:text-properties style:font-name-asian="UD Digi Kyokasho N-R" style:language-asian="ja" style:country-asian="JP"/>
    </style:style>
    <style:style style:name="T6" style:family="text">
      <style:text-properties fo:font-weight="normal" style:font-weight-asian="normal" style:font-weight-complex="normal"/>
    </style:style>
    <style:style style:name="Ru1" style:family="ruby">
      <style:ruby-properties style:ruby-align="left" style:ruby-position="above" loext:ruby-position="abov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Id</text:p>
          </table:table-cell>
          <table:table-cell table:style-name="Table1.A1" office:value-type="string">
            <text:p text:style-name="P3">Radical</text:p>
          </table:table-cell>
          <table:table-cell table:style-name="Table1.A1" office:value-type="string">
            <text:p text:style-name="P3">Kanji</text:p>
          </table:table-cell>
          <table:table-cell table:style-name="Table1.D1" office:value-type="string">
            <text:p text:style-name="P4">Example</text:p>
          </table:table-cell>
        </table:table-row>
        <table:table-row table:style-name="Table1.2">
          <table:table-cell table:style-name="Table1.A2" office:value-type="string">
            <text:list xml:id="list2777364613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12">一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7834851420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12">丨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815793954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781089350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949143973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594201141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 table:style-name="Table1.8">
          <table:table-cell table:style-name="Table1.A2" office:value-type="string">
            <text:list xml:id="list50838584790096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981813400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913377568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Table_20_Contents"><text:span text:style-name="T2">人</text:span><text:span text:style-name="T4">亻</text:span></text:p>
          </table:table-cell>
          <table:table-cell table:style-name="Table1.A2" office:value-type="string">
            <text:p text:style-name="Table_20_Contents"><text:span text:style-name="T2">人　</text:span><text:span text:style-name="T4">付</text:span>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489580044" text:continue-numbering="true" text:style-name="L1">
              <text:list-item>
                <text:p text:style-name="P19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194037331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940606875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550051737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6">冂</text:p>
          </table:table-cell>
          <table:table-cell table:style-name="Table1.A2" office:value-type="string">
            <text:p text:style-name="P6">円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603409124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177029828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396799987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987150739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187120217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883253733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494722778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456606800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366069640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614366700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7853337612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576559049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014069607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671122028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721986856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540706203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13">又</text:p>
          </table:table-cell>
          <table:table-cell table:style-name="Table1.A2" office:value-type="string">
            <text:p text:style-name="P6">受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983965338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566412435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7">囗</text:p>
          </table:table-cell>
          <table:table-cell table:style-name="Table1.A2" office:value-type="string">
            <text:p text:style-name="P7">図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229877705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6"><text:ruby text:style-name="Ru1"><text:ruby-base>土</text:ruby-base><text:ruby-text>と</text:ruby-text></text:ruby></text:p>
          </table:table-cell>
          <table:table-cell table:style-name="Table1.A2" office:value-type="string">
            <text:p text:style-name="P14">場　<text:ruby text:style-name="Ru1"><text:ruby-base>堂</text:ruby-base><text:ruby-text>どう</text:ruby-text></text:ruby>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7938517726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6">士</text:p>
          </table:table-cell>
          <table:table-cell table:style-name="Table1.A2" office:value-type="string">
            <text:p text:style-name="P6">売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266060033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2" office:value-type="string">
            <text:list xml:id="list50839463957477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569384192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7975302751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058390904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041927026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h text:style-name="P16" text:outline-level="1"><text:bookmark text:name="firstHeading1"/><text:ruby text:style-name="Ru1"><text:ruby-base><text:span text:style-name="T6">子</text:span></text:ruby-base><text:ruby-text>し</text:ruby-text></text:ruby></text:h>
          </table:table-cell>
          <table:table-cell table:style-name="Table1.A2" office:value-type="string">
            <text:p text:style-name="P6"><text:ruby text:style-name="Ru1"><text:ruby-base>学</text:ruby-base><text:ruby-text>がく</text:ruby-text></text:ruby>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850476277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6">宀</text:p>
          </table:table-cell>
          <table:table-cell table:style-name="Table1.A2" office:value-type="string">
            <text:p text:style-name="P6">室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425317595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327893144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8">小⺌𭕄</text:p>
          </table:table-cell>
          <table:table-cell table:style-name="Table1.A2" office:value-type="string">
            <text:p text:style-name="P6">当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381602770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511104617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729189463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176716075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637415495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328669031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778990660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986865060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559442111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455536840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324399572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932798161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077634997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6">廾</text:p>
          </table:table-cell>
          <table:table-cell table:style-name="Table1.A2" office:value-type="string">
            <text:p text:style-name="P6">弁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569781122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847131466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283850475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7887880519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6">彡</text:p>
          </table:table-cell>
          <table:table-cell table:style-name="Table1.A2" office:value-type="string">
            <text:p text:style-name="P6">形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131099389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083972628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7837564048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207715967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745290015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608990265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693216722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14"><text:span text:style-name="T1">攴</text:span>攵</text:p>
          </table:table-cell>
          <table:table-cell table:style-name="Table1.A2" office:value-type="string">
            <text:p text:style-name="P6">教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074675773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303865841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047027313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2" office:value-type="string">
            <text:list xml:id="list50839715620398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339874270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 table:style-name="Table1.73">
          <table:table-cell table:style-name="Table1.A2" office:value-type="string">
            <text:list xml:id="list50838618702627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6">日</text:p>
          </table:table-cell>
          <table:table-cell table:style-name="Table1.A2" office:value-type="string">
            <text:p text:style-name="P10">映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664240640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6">曰</text:p>
          </table:table-cell>
          <table:table-cell table:style-name="Table1.A2" office:value-type="string">
            <text:p text:style-name="P6">書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430470302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657912745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6"><text:ruby text:style-name="Ru1"><text:ruby-base>木</text:ruby-base><text:ruby-text>ぼく</text:ruby-text></text:ruby></text:p>
          </table:table-cell>
          <table:table-cell table:style-name="Table1.A2" office:value-type="string">
            <text:p text:style-name="P14"><text:ruby text:style-name="Ru1"><text:ruby-base>校</text:ruby-base><text:ruby-text>こう</text:ruby-text></text:ruby>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381767408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249545771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661973183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7867967037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406233864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7864537992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7814073911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204442344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172564776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749541866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276624146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564252093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771699073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489830585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362331600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505896362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823527239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791881920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7859595600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450824197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326691693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397455789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421559193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500756385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512985071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122619007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591449062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11"><text:ruby text:style-name="Ru1"><text:ruby-base>田</text:ruby-base><text:ruby-text>でん</text:ruby-text></text:ruby></text:p>
          </table:table-cell>
          <table:table-cell table:style-name="Table1.A2" office:value-type="string">
            <text:p text:style-name="P11"><text:ruby text:style-name="Ru1"><text:ruby-base>画</text:ruby-base><text:ruby-text>が</text:ruby-text></text:ruby>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919183750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181236263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683635474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415374569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2" office:value-type="string">
            <text:list xml:id="list50839613556419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333967453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392262847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688528362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792618035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744561624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764878482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760226269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112153297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658243348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351641994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962600252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043224959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963552371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936348338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297005358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697312692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608023152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370547202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663917903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351000310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357017931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7851482590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434220821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755217542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552052553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129345930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427288760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323981622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327965306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732263095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372262881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805788225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960374607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7913971855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582586151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512664006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366240490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22"><text:ruby text:style-name="Ru1"><text:ruby-base>行</text:ruby-base><text:ruby-text>こう</text:ruby-text></text:ruby></text:p>
          </table:table-cell>
          <table:table-cell table:style-name="Table1.A2" office:value-type="string">
            <text:p text:style-name="P6"><text:ruby text:style-name="Ru1"><text:ruby-base>行</text:ruby-base><text:ruby-text>こう</text:ruby-text></text:ruby>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682984458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2" office:value-type="string">
            <text:list xml:id="list50839912584087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7968378693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302266970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761429970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649259012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106133119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339197256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141785770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606140772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448213986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500911765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717575295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023265741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760402631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939958194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406623296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779252267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928953885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033496903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527347669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728476274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188160550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h text:style-name="P17" text:outline-level="1"><text:bookmark text:name="firstHeading"/><text:ruby text:style-name="Ru1"><text:ruby-base>金</text:ruby-base><text:ruby-text>きん</text:ruby-text></text:ruby></text:h>
            <text:p text:style-name="P6"/>
          </table:table-cell>
          <table:table-cell table:style-name="Table1.A2" office:value-type="string">
            <text:p text:style-name="P21"><text:ruby text:style-name="Ru1"><text:ruby-base>銀</text:ruby-base><text:ruby-text>ぎん</text:ruby-text></text:ruby>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079419368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049848985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058388558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427685249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812319848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216997409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271709133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513811772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301328869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170923561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894662883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763727011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613547298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314535822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2" office:value-type="string">
            <text:list xml:id="list50838643215748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387879977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082654473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15"><text:ruby text:style-name="Ru1"><text:ruby-base><text:span text:style-name="T3">食</text:span></text:ruby-base><text:ruby-text>しょく</text:ruby-text></text:ruby><text:span text:style-name="T3">　</text:span><text:ruby text:style-name="Ru1"><text:ruby-base><text:span text:style-name="T5">飠</text:span></text:ruby-base><text:ruby-text>しょくへん</text:ruby-text></text:ruby></text:p>
          </table:table-cell>
          <table:table-cell table:style-name="Table1.A2" office:value-type="string">
            <text:p text:style-name="P9"><text:ruby text:style-name="Ru1"><text:ruby-base>食</text:ruby-base><text:ruby-text>しょく</text:ruby-text></text:ruby>　<text:ruby text:style-name="Ru1"><text:ruby-base>館</text:ruby-base><text:ruby-text>かん</text:ruby-text></text:ruby>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912549668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888774136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7901790837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274954422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047219875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761214087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7937305156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439457451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933992214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156126280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822832019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249846136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7956153031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604025578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605990032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858217367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199042128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500157347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855739243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735413085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666591217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528022023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40009020163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689977553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105711755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524188941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495719606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278357885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9143862188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50838272753126" text:continue-numbering="true" text:style-name="L1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</table:table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D Digi Kyokasho N-R" svg:font-family="'UD Digi Kyokasho N-R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8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06:02:55.320434207</meta:creation-date>
    <dc:date>2023-12-21T04:47:10.916220713</dc:date>
    <meta:editing-duration>PT2H20M43S</meta:editing-duration>
    <meta:editing-cycles>47</meta:editing-cycles>
    <meta:generator>LibreOffice/7.3.7.2$Linux_X86_64 LibreOffice_project/30$Build-2</meta:generator>
    <meta:document-statistic meta:table-count="1" meta:image-count="0" meta:object-count="0" meta:page-count="6" meta:paragraph-count="258" meta:word-count="266" meta:character-count="821" meta:non-whitespace-character-count="817"/>
  </office:meta>
</office:document-meta>
</file>